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1.8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frame draw:style-name="gr3" draw:text-style-name="P2" draw:layer="layout" svg:width="6.179cm" svg:height="2.156cm" svg:x="1cm" svg:y="8.618cm">
          <draw:text-box>
            <text:p><text:span text:style-name="T1">Z is a bit string used to</text:span></text:p>
            <text:p><text:span text:style-name="T1">go from node M to the </text:span></text:p>
            <text:p><text:span text:style-name="T1">goal node.</text:span></text:p>
          </draw:text-box>
        </draw:frame>
        <draw:line draw:style-name="gr4" draw:text-style-name="P1" draw:layer="layout" svg:x1="7.19cm" svg:y1="9.327cm" svg:x2="10.664cm" svg:y2="9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47:19.848365840</dc:date>
    <dc:creator>elucterio </dc:creator>
    <meta:editing-duration>PT3M24S</meta:editing-duration>
    <meta:editing-cycles>4</meta:editing-cycles>
    <meta:generator>LibreOffice/4.2.8.2$Linux_X86_64 LibreOffice_project/420m0$Build-2</meta:generator>
    <meta:document-statistic meta:object-count="10"/>
  </office:meta>
</office:document-meta>
</file>